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line-through-style="none" style:text-line-through-type="none" style:font-name="inherit" fo:font-size="9pt" fo:letter-spacing="normal" fo:font-style="normal" style:text-underline-style="none" fo:font-weight="normal" officeooo:rsid="001b61c9" style:text-blinking="false" loext:padding="0in" loext:border="none"/>
    </style:style>
    <style:style style:name="P2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line-through-style="none" style:text-line-through-type="none" style:font-name="inherit" fo:font-size="9pt" fo:letter-spacing="normal" fo:font-style="normal" style:text-underline-style="none" fo:font-weight="normal" officeooo:rsid="001b61c9" style:text-blinking="false" loext:padding="0in" loext:border="none"/>
    </style:style>
    <style:style style:name="P3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line-through-style="none" style:text-line-through-type="none" style:font-name="inherit" fo:font-size="9pt" fo:letter-spacing="normal" fo:font-style="normal" style:text-underline-style="none" fo:font-weight="normal" officeooo:rsid="0020da79" officeooo:paragraph-rsid="0020da79" style:text-blinking="false" loext:padding="0in" loext:border="none"/>
    </style:style>
    <style:style style:name="T1" style:family="text">
      <style:text-properties officeooo:rsid="0020d9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ible -i hosts all -k -m ping</text:p>
      <text:p text:style-name="P1"/>
      <text:p text:style-name="P1">ansible -i hosts staging_servers -k -m ping</text:p>
      <text:p text:style-name="P1"/>
      <text:p text:style-name="P1">ansible-inventory –list</text:p>
      <text:p text:style-name="P1"/>
      <text:p text:style-name="P1">ansible-playbook -<text:span text:style-name="T1">K </text:span>playbook1.yaml <text:s text:c="5"/><text:span text:style-name="T1"># ,eltn pfghfibdfnm c gfhjktv sudo</text:span></text:p>
      <text:p text:style-name="P1"/>
      <text:p text:style-name="P3">All info from server ansible all -m set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5:27:43.464250216</meta:creation-date>
    <dc:date>2020-05-07T12:06:09.243016197</dc:date>
    <meta:editing-duration>PT2M41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33" meta:character-count="212" meta:non-whitespace-character-count="179"/>
  </office:meta>
</office:document-meta>
</file>